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995cm" fo:break-before="auto" style:use-optimal-row-height="true"/>
    </style:style>
    <style:style style:name="ro5" style:family="table-row">
      <style:table-row-properties style:row-height="3.612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2.0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2_ESTETISTA</text:p>
          </table:table-cell>
          <table:covered-table-cell table:number-columns-repeated="3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EXCEL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introduzione fogli elettronici,</text:p>
            <text:p>gestione formato celle,</text:p>
            <text:p>comando riempimento,</text:p>
            <text:p>Copia, Incolla,</text:p>
            <text:p>differenza tra contenuto e valore celle,</text:p>
            <text:p>operazione tra valori celle,</text:p>
            <text:p>funzione somma, funzione media</text:p>
            <text:p>gestione fogli,</text:p>
            <text:p>collegamento tra fogli,</text:p>
            <text:p>creazione grafico, Diversi tipi di grafico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5">
          <table:table-cell table:style-name="ce4" office:value-type="string" calcext:value-type="string">
            <text:p>CANVA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regole grafiche immagini colori,</text:p>
            <text:p>regole grafiche testo,</text:p>
            <text:p>regole contenuti materiale pubblicitario,</text:p>
            <text:p>inserimento immagini da programma,</text:p>
            <text:p>inserimento immagini da web,</text:p>
            <text:p>cenni marketing grafico,</text:p>
            <text:p>condivisione progetti,</text:p>
            <text:p>salvataggio progetti,</text:p>
            <text:p>Utilizzo social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6">
          <table:table-cell table:style-name="ce4" office:value-type="string" calcext:value-type="string">
            <text:p>EDUCAZIONE CIVICA DIGITALE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scussione e condivisione esperienze personali</text:p>
          </table:table-cell>
          <table:table-cell table:style-name="ce4" office:value-type="string" calcext:value-type="string">
            <text:p>cybersecurity</text:p>
          </table:table-cell>
          <table:table-cell table:style-name="ce4" office:value-type="string" calcext:value-type="string">
            <text:p>valutazione partecipazione in aula</text:p>
          </table:table-cell>
        </table:table-row>
        <table:table-row table:style-name="ro7">
          <table:table-cell table:style-name="ce4" office:value-type="string" calcext:value-type="string">
            <text:p>POWERPOINT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creazione progetto personale e in gruppo al pc</text:p>
          </table:table-cell>
          <table:table-cell table:style-name="ce4" office:value-type="string" calcext:value-type="string">
            <text:p>realizzazione presentazione efficace,</text:p>
            <text:p>inserire indice,</text:p>
            <text:p>creazione animazioni,</text:p>
            <text:p>creazioni presentazioni con foto,</text:p>
            <text:p>Creazioni presentazioni con effetti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6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regole centro per utilizzo pc</text:p>
          </table:table-cell>
          <table:table-cell table:style-name="ce4" office:value-type="string" calcext:value-type="string">
            <text:p>valutazione periodica stato macchina assegnata</text:p>
          </table:table-cell>
        </table:table-row>
        <table:table-row table:style-name="ro6">
          <table:table-cell table:style-name="ce4" office:value-type="string" calcext:value-type="string">
            <text:p>ESAME DI FINE ANNO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ESAME DI FINE ANNO</text:p>
          </table:table-cell>
          <table:table-cell table:style-name="ce4" office:value-type="string" calcext:value-type="string">
            <text:p>sommin. esame di fine anno matematica,</text:p>
            <text:p>Colloquio orale</text:p>
          </table:table-cell>
          <table:table-cell table:style-name="ce4"/>
        </table:table-row>
        <table:table-row table:style-name="ro3" table:number-rows-repeated="7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4:12:19.554566362</dc:date>
    <meta:editing-duration>PT16M45S</meta:editing-duration>
    <meta:editing-cycles>5</meta:editing-cycles>
    <meta:generator>LibreOffice/7.3.7.2$Linux_X86_64 LibreOffice_project/30$Build-2</meta:generator>
    <meta:document-statistic meta:table-count="1" meta:cell-count="36" meta:object-count="0"/>
  </office:meta>
</office:document-meta>
</file>